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800001E97000027461A443ED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Helvetica" fo:font-size="14pt" style:font-size-asian="14pt" style:font-name-complex="Helvetica"/>
    </style:style>
    <style:style style:name="P4" style:family="paragraph" style:parent-style-name="Standard">
      <style:text-properties style:font-name="Helvetica" style:font-name-complex="Helvetica"/>
    </style:style>
    <style:style style:name="P5" style:family="paragraph" style:parent-style-name="Text_20_body">
      <style:text-properties fo:font-variant="normal" fo:text-transform="none" fo:color="#984806" style:text-line-through-style="none" style:font-name="Arial" fo:font-size="11.25pt" fo:font-style="normal" style:text-underline-style="none" fo:font-weight="bold" officeooo:rsid="0018006b" officeooo:paragraph-rsid="0018006b" style:text-blinking="false" fo:background-color="transparent" style:font-size-asian="14pt" style:font-weight-asian="normal" style:font-weight-complex="normal"/>
    </style:style>
    <style:style style:name="P6" style:family="paragraph" style:parent-style-name="Text_20_body">
      <style:paragraph-properties fo:margin-top="0in" fo:margin-bottom="0in" style:contextual-spacing="false" fo:line-height="114%" style:writing-mode="lr-tb"/>
      <style:text-properties fo:font-variant="normal" fo:text-transform="none" fo:color="#984806" style:text-line-through-style="none" style:font-name="Arial" fo:font-size="11.25pt" fo:font-style="normal" style:text-underline-style="none" fo:font-weight="normal" style:text-blinking="false" fo:background-color="transparent"/>
    </style:style>
    <style:style style:name="P7" style:family="paragraph" style:parent-style-name="Text_20_body">
      <style:paragraph-properties fo:margin-top="0in" fo:margin-bottom="0in" style:contextual-spacing="false" fo:line-height="114%" style:writing-mode="lr-tb"/>
    </style:style>
    <style:style style:name="P8" style:family="paragraph" style:parent-style-name="Text_20_body">
      <style:paragraph-properties fo:margin-top="0in" fo:margin-bottom="0in" style:contextual-spacing="false" fo:line-height="114%" style:writing-mode="lr-tb"/>
      <style:text-properties officeooo:paragraph-rsid="001aa07f"/>
    </style:style>
    <style:style style:name="P9"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T1" style:family="text">
      <style:text-properties fo:font-weight="bold" style:font-weight-asian="bold"/>
    </style:style>
    <style:style style:name="T2" style:family="text">
      <style:text-properties style:font-name="Helvetica" fo:font-size="14pt" style:font-size-asian="14pt" style:font-name-complex="Helvetica"/>
    </style:style>
    <style:style style:name="T3" style:family="text">
      <style:text-properties fo:font-style="italic" style:font-style-asian="italic"/>
    </style:style>
    <style:style style:name="T4" style:family="text">
      <style:text-properties fo:font-variant="normal" fo:text-transform="none" fo:color="#984806" style:text-line-through-style="none" style:font-name="Arial" fo:font-size="11.25pt" fo:font-style="italic" style:text-underline-style="none" fo:font-weight="bold" style:text-blinking="false" fo:background-color="transparent"/>
    </style:style>
    <style:style style:name="T5" style:family="text">
      <style:text-properties fo:font-variant="normal" fo:text-transform="none" fo:color="#984806" style:text-line-through-style="none" style:font-name="Arial" fo:font-size="11.25pt" fo:font-style="normal" style:text-underline-style="none" fo:font-weight="bold" style:text-blinking="false" fo:background-color="transparent"/>
    </style:style>
    <style:style style:name="T6" style:family="text">
      <style:text-properties fo:font-variant="normal" fo:text-transform="none" fo:color="#984806" style:text-line-through-style="none" style:font-name="Arial" fo:font-size="11.25pt" fo:font-style="normal" style:text-underline-style="none" fo:font-weight="bold" officeooo:rsid="001aa07f" style:text-blinking="false" fo:background-color="transparent"/>
    </style:style>
    <style:style style:name="T7" style:family="text">
      <style:text-properties fo:font-variant="normal" fo:text-transform="none" fo:color="#984806" style:text-line-through-style="none" style:font-name="Arial" fo:font-size="11.25pt" fo:font-style="normal" style:text-underline-style="none" fo:font-weight="normal" style:text-blinking="false" fo:background-color="transparent"/>
    </style:style>
    <style:style style:name="T8" style:family="text">
      <style:text-properties fo:font-variant="normal" fo:text-transform="none" fo:color="#984806" style:text-line-through-style="none" style:text-underline-style="none" style:text-blinking="false" fo:background-color="transparent"/>
    </style:style>
    <style:style style:name="T9" style:family="text">
      <style:text-properties fo:font-variant="normal" fo:text-transform="none" fo:color="#984806" style:text-line-through-style="none" style:text-position="super 58%" style:font-name="Arial" fo:font-size="11.25pt" fo:font-style="normal" style:text-underline-style="none" fo:font-weight="bold" officeooo:rsid="001aa07f" style:text-blinking="false" fo:background-color="transparent"/>
    </style:style>
    <style:style style:name="T10" style:family="text">
      <style:text-properties style:text-position="0% 100%"/>
    </style:style>
    <style:style style:name="T1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Worksheet 15: Amortized Constant Execution Time</text:h>
      <text:p text:style-name="P3"/>
      <text:p text:style-name="Standard"><text:span text:style-name="T1">In preparation</text:span>: <text:s/>Read Chapter 5 to learn more about the basic abstract data types, and the introduction to the dynamic array. If you have not done so already you should complete worksheet 14, which introduces the dynamic array.</text:p>
      <text:p text:style-name="Standard"/>
      <text:p text:style-name="Standard">In the previous worksheet you analyzed the algorithmic execution time for the <text:span text:style-name="T1">add</text:span> operation in a<text:span text:style-name="T1"> </text:span>dynamic array. When the capacity was less than the size, the execution time was constant. But when a reallocation became necessary, execution time slowed to O(n). </text:p>
      <text:p text:style-name="Standard"/>
      <text:p text:style-name="Standard">This might at first seem like a very negative result, since it means that the worst case execution time for addition to a dynamic array is O(n). But the reality is not nearly so bleak. Look again at the picture that described the internal array as new elements were added to the collection.</text:p>
      <text:p text:style-name="Standard"/>
      <text:p text:style-name="Standard"><draw:frame draw:style-name="fr2" draw:name="graphics1" text:anchor-type="char" svg:x="0in" svg:y="-0.002in" svg:width="3.0835in" svg:height="3.9583in" draw:z-index="2"><draw:image xlink:href="Pictures/2000000800001E97000027461A443EDF.svm" xlink:type="simple" xlink:show="embed" xlink:actuate="onLoad"/></draw:frame>Notice that the costly reallocation of a new array occurred only once during the time that ten elements were added to the collection. If we compute the <text:span text:style-name="T3">average</text:span> cost, rather than the <text:span text:style-name="T3">worst case</text:span> cost, we will see that the dynamic array is still a relatively efficient container.</text:p>
      <text:p text:style-name="Standard"/>
      <text:p text:style-name="Standard">To compute the average, count 1 “unit” of cost each time a value is added to the dynamic array without requiring a reallocation. When the reallocation occurs, count one “unit” of cost for each assignment performed as part of the reallocation process, plus one more for placing the new element into the newly enlarged array. How many “units” are spent in the entire process of inserting these ten elements? <text:s/>What is the average “unit” cost for an inser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When we can bound an “average” cost of an operation in this fashion, but not bound the worst case execution time, we call it <text:span text:style-name="T3">amortized</text:span> <text:span text:style-name="T3">constant</text:span> execution time. Amortized constant execution time is often written as O(1)+, the plus sign indicating it is not a guaranteed execution time bound.</text:p>
      <text:p text:style-name="Standard"/>
      <text:p text:style-name="Standard">Do a similar analysis for 25 consecutive add operations, assuming that the internal array begins with 5 elements (as shown). What is the cost when averaged over this range?</text:p>
      <text:p text:style-name="Standard"/>
      <text:p text:style-name="P2"/>
      <text:p text:style-name="P5"><text:bookmark text:name="docs-internal-guid-26e3c28e-a297-8dc6-9c8b-d472f35e5f29"/>1 2 3 4 5</text:p>
      <text:p text:style-name="P6">capacity = 10</text:p>
      <text:p text:style-name="P7"><text:span text:style-name="T4">1 2 3 4 5 </text:span><text:span text:style-name="T5">1</text:span><text:span text:style-name="T6">2</text:span><text:span text:style-name="T5"> 1</text:span><text:span text:style-name="T6">3</text:span><text:span text:style-name="T5"> 1</text:span><text:span text:style-name="T6">4</text:span><text:span text:style-name="T5"> 1</text:span><text:span text:style-name="T6">5</text:span><text:span text:style-name="T5"> 1</text:span><text:span text:style-name="T6">6 <text:s text:c="3"/>5 to copy, 1 for resize, 1 to add 6</text:span><text:span text:style-name="T9">th</text:span><text:span text:style-name="T6"> value, 5 units from old array so 5 + 7 = 12</text:span></text:p>
      <text:p text:style-name="P6">capacity = 20</text:p>
      <text:p text:style-name="P8"><text:span text:style-name="T4">1 2 3 4 5 </text:span><text:span text:style-name="T5">1</text:span><text:span text:style-name="T6">2</text:span><text:span text:style-name="T5"> 1</text:span><text:span text:style-name="T6">3</text:span><text:span text:style-name="T5"> 1</text:span><text:span text:style-name="T6">4</text:span><text:span text:style-name="T5"> 1</text:span><text:span text:style-name="T6">5</text:span><text:span text:style-name="T5"> 1</text:span><text:span text:style-name="T6">6</text:span><text:span text:style-name="T8"> </text:span><text:span text:style-name="T5">2</text:span><text:span text:style-name="T6">8</text:span><text:span text:style-name="T5"> 2</text:span><text:span text:style-name="T6">9</text:span><text:span text:style-name="T5"> </text:span><text:span text:style-name="T6">30</text:span><text:span text:style-name="T5"> </text:span><text:span text:style-name="T6">31</text:span><text:span text:style-name="T5"> </text:span><text:span text:style-name="T6">32</text:span><text:span text:style-name="T5"> 3</text:span><text:span text:style-name="T6">3</text:span><text:span text:style-name="T5"> 3</text:span><text:span text:style-name="T6">4</text:span><text:span text:style-name="T5"> 3</text:span><text:span text:style-name="T6">5</text:span><text:span text:style-name="T5"> 3</text:span><text:span text:style-name="T6">6</text:span><text:span text:style-name="T5"> 3</text:span><text:span text:style-name="T6">7</text:span></text:p>
      <text:p text:style-name="P6">capacity = 40 (size = 25)</text:p>
      <text:p text:style-name="P8"><text:span text:style-name="T4">1 2 3 4 5 </text:span><text:span text:style-name="T5">1</text:span><text:span text:style-name="T6">2</text:span><text:span text:style-name="T5"> 1</text:span><text:span text:style-name="T6">3</text:span><text:span text:style-name="T5"> 1</text:span><text:span text:style-name="T6">4</text:span><text:span text:style-name="T5"> 1</text:span><text:span text:style-name="T6">5</text:span><text:span text:style-name="T5"> 1</text:span><text:span text:style-name="T6">6</text:span><text:span text:style-name="T4"> </text:span><text:span text:style-name="T5">2</text:span><text:span text:style-name="T6">8</text:span><text:span text:style-name="T5"> 2</text:span><text:span text:style-name="T6">9</text:span><text:span text:style-name="T5"> </text:span><text:span text:style-name="T6">30</text:span><text:span text:style-name="T5"> </text:span><text:span text:style-name="T6">31</text:span><text:span text:style-name="T5"> </text:span><text:span text:style-name="T6">32</text:span><text:span text:style-name="T5"> 3</text:span><text:span text:style-name="T6">3</text:span><text:span text:style-name="T5"> 3</text:span><text:span text:style-name="T6">4</text:span><text:span text:style-name="T5"> 3</text:span><text:span text:style-name="T6">5</text:span><text:span text:style-name="T5"> 3</text:span><text:span text:style-name="T6">6</text:span><text:span text:style-name="T5"> 3</text:span><text:span text:style-name="T6">7</text:span><text:span text:style-name="T4"> </text:span><text:span text:style-name="T5">5</text:span><text:span text:style-name="T6">9</text:span><text:span text:style-name="T5"> </text:span><text:span text:style-name="T6">60</text:span><text:span text:style-name="T5"> </text:span><text:span text:style-name="T6">61</text:span><text:span text:style-name="T5"> </text:span><text:span text:style-name="T6">62</text:span><text:span text:style-name="T5"> </text:span><text:span text:style-name="T6">63</text:span></text:p>
      <text:p text:style-name="Text_20_body"><text:span text:style-name="T7">This means 60 “units” of cost for 25 add operations, or 2.4 “units” of cost per insertion.</text:span> </text:p>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Mangal1" svg:font-family="Mangal"/>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T1" style:family="text">
      <style:text-properties fo:font-weight="bold" style:font-weight-asian="bold"/>
    </style:style>
    <style:style style:name="MT2" style:family="text"/>
    <style:style style:name="MT3" style:family="text">
      <style:text-properties style:font-name="Helvetica" fo:font-size="14pt" style:font-size-asian="14pt" style:font-name-complex="Helvetica"/>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Worksheet 15: Amortized Constant Execution Time <text:s text:c="2"/>Name<text:span text:style-name="MT1">:</text:span></text:p>
      </style:header>
      <style:footer>
        <text:p text:style-name="MP1"><draw:frame draw:style-name="Mfr1" draw:name="Frame1" text:anchor-type="paragraph" svg:y="0.0008in" draw:z-index="1"><draw:text-box fo:min-height="0.0228in" fo:min-width="0.0161in"><text:p text:style-name="Footer"><text:span text:style-name="Page_20_Number"><text:page-number text:select-page="current">1</text:page-number></text:span></text:p></draw:text-box></draw:frame><text:span text:style-name="Page_20_Number"><text:span text:style-name="MT3">An Active Learning Approach to Data Structures using C</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31                NAME:        </dc:title>
    <meta:initial-creator>OSU EECS</meta:initial-creator>
    <meta:creation-date>2012-05-15T11:13:00</meta:creation-date>
    <dc:date>2014-01-17T17:57:53.059000000</dc:date>
    <meta:print-date>2005-06-30T15:10:00</meta:print-date>
    <meta:editing-cycles>4</meta:editing-cycles>
    <meta:editing-duration>PT2M</meta:editing-duration>
    <meta:generator>LibreOffice/4.1.2.3$Windows_x86 LibreOffice_project/40b2d7fde7e8d2d7bc5a449dc65df4d08a7dd38</meta:generator>
    <meta:document-statistic meta:table-count="0" meta:image-count="1" meta:object-count="0" meta:page-count="2" meta:paragraph-count="19" meta:word-count="471" meta:character-count="2511" meta:non-whitespace-character-count="2050"/>
  </office:meta>
</office:document-meta>
</file>